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5b0e1" officeooo:paragraph-rsid="0015b0e1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15b0e1" officeooo:paragraph-rsid="0015b0e1" style:font-weight-asian="bold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b0e1" officeooo:paragraph-rsid="0015b0e1" style:font-size-asian="12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officeooo:rsid="001619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onsultar datos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1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5">ACT-01(Client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5">RF-2.2 (Gestión y personalización del perfil)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5">El usuario debe estar registrado en la página web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5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Propósito</text:p>
          </table:table-cell>
        </table:table-row>
        <table:table-row table:style-name="Tabla2.1">
          <table:table-cell table:style-name="Tabla2.A2" office:value-type="string">
            <text:p text:style-name="P8">El usuario podrá consultar los datos de su cuenta en la web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Resumen</text:p>
          </table:table-cell>
        </table:table-row>
        <table:table-row table:style-name="Tabla3.1">
          <table:table-cell table:style-name="Tabla3.A2" office:value-type="string">
            <text:p text:style-name="P8">El usuario entrará en la página web, <text:span text:style-name="T2">iniciará sesión</text:span> y <text:span text:style-name="T2">accederá a</text:span> su perfil para consultar sus dato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09:25.190028040</dc:date>
    <meta:editing-cycles>4</meta:editing-cycles>
    <meta:editing-duration>PT6M45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2" meta:word-count="70" meta:character-count="438" meta:non-whitespace-character-count="389"/>
  </office:meta>
</office:document-meta>
</file>